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BAAAAA+ArialMT" svg:font-family="BAAAAA+ArialMT"/>
    <style:font-face style:name="StarSymbol" svg:font-family="StarSymbol, 'Arial Unicode MS'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text-properties fo:color="#000000" style:font-name="Liberation Serif" fo:font-size="7pt" fo:font-weight="normal" style:font-size-asian="7pt" style:font-weight-asian="normal" style:font-size-complex="7pt" style:font-weight-complex="normal"/>
    </style:style>
    <style:style style:name="P4" style:family="paragraph" style:parent-style-name="Standard">
      <style:text-properties fo:color="#000000" style:font-name="Liberation Serif" fo:font-size="6pt" fo:font-weight="normal" style:font-size-asian="6pt" style:font-weight-asian="normal" style:font-size-complex="6pt" style:font-weight-complex="normal"/>
    </style:style>
    <style:style style:name="P5" style:family="paragraph" style:parent-style-name="Standard">
      <style:text-properties fo:color="#0000ff" style:font-name="Liberation Serif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0000ff" style:font-name="Liberation Serif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text-properties fo:color="#800000" style:font-name="Liberation Serif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master-page-name="Standard">
      <style:paragraph-properties style:page-number="auto"/>
      <style:text-properties fo:color="#800000" style:font-name="Liberation Serif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ff" fo:font-size="8pt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8000"/>
    </style:style>
    <style:style style:name="T5" style:family="text">
      <style:text-properties fo:color="#008000" fo:font-size="10pt" style:font-size-asian="10pt" style:font-size-complex="10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style:font-name="Liberation Serif"/>
    </style:style>
    <style:style style:name="T8" style:family="text"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<text:bookmark-start text:name="DDE_LINK1"/>S<text:bookmark-end text:name="DDE_LINK1"/>pring Controllers</text:p>
      <text:p text:style-name="P1"/>
      <text:p text:style-name="P1"><text:tab/>Controller</text:p>
      <text:p text:style-name="P1"><text:tab/><text:bookmark-start text:name="DDE_LINK"/>SimpleFormController<text:bookmark-end text:name="DDE_LINK"/></text:p>
      <text:p text:style-name="P1"><text:tab/><text:bookmark-start text:name="DDE_LINK9"/>MultiActionController<text:bookmark-end text:name="DDE_LINK9"/></text:p>
      <text:p text:style-name="P1"/>
      <text:p text:style-name="P5">Controller</text:p>
      <text:p text:style-name="P1"/>
      <text:p text:style-name="P1"><text:tab/>This is <text:bookmark-start text:name="DDE_LINK8"/>controller<text:bookmark-end text:name="DDE_LINK8"/> which is used to get servlet like functionality using its “handleRequest” method.</text:p>
      <text:p text:style-name="P1"/>
      <text:p text:style-name="Standard"><text:span text:style-name="T8"><text:tab/>To use this cotroller, you must implement org.springframework.web.servlet.mvc.Controller </text:span><text:span text:style-name="Teletype"><text:span text:style-name="T8">interface</text:span></text:span><text:span text:style-name="T7"> </text:span></text:p>
      <text:p text:style-name="P1"><text:s/>and provide implementation for handleRequest(HttpServletRequest, HttpServletResponse ) method.</text:p>
      <text:p text:style-name="P1"/>
      <text:p text:style-name="P1"><text:tab/>Example :</text:p>
      <text:p text:style-name="P1"/>
      <text:p text:style-name="P1"><text:tab/><text:span text:style-name="T4">Controller</text:span></text:p>
      <text:p text:style-name="P1"/>
      <text:p text:style-name="P1"><text:tab/><text:bookmark-start text:name="DDE_LINK3"/><text:span text:style-name="T2">public class Example1Controller implements <text:s/>Controller</text:span></text:p>
      <text:p text:style-name="P2"><text:tab/>{</text:p>
      <text:p text:style-name="P2"><text:tab/><text:tab/>public ModelAndView handleRequest(HttpServletRequest request, HttpServletResponse response) throws Exception </text:p>
      <text:p text:style-name="P2"><text:tab/><text:tab/>{</text:p>
      <text:p text:style-name="P2"><text:tab/><text:tab/><text:tab/>ModelAndView mv = new ModelAndView("example1");</text:p>
      <text:p text:style-name="P2"><text:tab/><text:tab/><text:tab/>return mv;</text:p>
      <text:p text:style-name="P2"><text:tab/><text:tab/>}</text:p>
      <text:p text:style-name="P2"><text:tab/>}<text:bookmark-end text:name="DDE_LINK3"/></text:p>
      <text:p text:style-name="P1"/>
      <text:p text:style-name="P1"><text:tab/><text:span text:style-name="T4">Bean Entry</text:span></text:p>
      <text:p text:style-name="P2"/>
      <text:p text:style-name="P1"><text:span text:style-name="T2"><text:tab/></text:span><text:bookmark-start text:name="DDE_LINK4"/><text:span text:style-name="T2">&lt;bean name="example1Controller" class="com......Example1Controller" /&gt;</text:span><text:bookmark-end text:name="DDE_LINK4"/></text:p>
      <text:p text:style-name="P2"/>
      <text:p text:style-name="P5">SimpleFormController</text:p>
      <text:p text:style-name="P1"/>
      <text:p text:style-name="P1"><text:tab/>This controller is normally used when you have two views, before submit (GET Request) and after submit (POST Request).</text:p>
      <text:p text:style-name="P1"/>
      <text:p text:style-name="P1"><text:tab/>To use this controller, you must extends org.springframework.web.servlet.mvc.SimpleFormController class and override implementation for onSubmit (HttpServletRequest,HttpServletResponse,Object,BindException) method.</text:p>
      <text:p text:style-name="P1"/>
      <text:p text:style-name="P1"><text:tab/>Example :</text:p>
      <text:p text:style-name="P1"/>
      <text:p text:style-name="P1"><text:tab/><text:span text:style-name="T4">Controller</text:span></text:p>
      <text:p text:style-name="P1"/>
      <text:p text:style-name="P1"><text:tab/><text:bookmark-start text:name="DDE_LINK6"/><text:span text:style-name="T2">public class </text:span><text:bookmark-start text:name="DDE_LINK5"/><text:span text:style-name="T2">Example2Controller </text:span><text:bookmark-end text:name="DDE_LINK5"/><text:span text:style-name="T2">extends SimpleFormController </text:span></text:p>
      <text:p text:style-name="P2"><text:tab/>{</text:p>
      <text:p text:style-name="P3"><text:tab/><text:tab/>protected ModelAndView onSubmit(HttpServletRequest rq, HttpServletResponse rp, Object cmd, BindException e) throws Exception</text:p>
      <text:p text:style-name="P2"><text:tab/><text:tab/>{</text:p>
      <text:p text:style-name="P2"><text:tab/><text:tab/><text:tab/>Example2FormBean e2fb = (Example2FormBean) command;</text:p>
      <text:p text:style-name="P2"><text:tab/><text:tab/><text:tab/>ModelAndView mv = new ModelAndView();</text:p>
      <text:p text:style-name="P2"><text:tab/><text:tab/><text:tab/>mv.addObject("e2fb", e2fb);</text:p>
      <text:p text:style-name="P2"><text:tab/><text:tab/><text:tab/>mv.setViewName(getSuccessView());</text:p>
      <text:p text:style-name="P2"><text:tab/><text:tab/><text:tab/>return mv;</text:p>
      <text:p text:style-name="P2"><text:tab/><text:tab/>}</text:p>
      <text:p text:style-name="P2"><text:tab/>}</text:p>
      <text:p text:style-name="P2"/>
      <text:p text:style-name="P2"><text:bookmark-end text:name="DDE_LINK6"/><text:tab/><text:bookmark-start text:name="DDE_LINK12"/><text:span text:style-name="T5">Form Bean</text:span></text:p>
      <text:p text:style-name="P2"/>
      <text:p text:style-name="P2"><text:tab/>public class Example2FormBean</text:p>
      <text:p text:style-name="P2"><text:tab/>{</text:p>
      <text:p text:style-name="P2"><text:tab/><text:tab/>private String name;</text:p>
      <text:p text:style-name="P2"/>
      <text:p text:style-name="P2"><text:tab/><text:tab/>public String getName()</text:p>
      <text:p text:style-name="P2"><text:tab/><text:tab/>{</text:p>
      <text:p text:style-name="P2"><text:tab/><text:tab/><text:tab/>return name;</text:p>
      <text:p text:style-name="P2"><text:tab/><text:tab/>}</text:p>
      <text:p text:style-name="P2"><text:tab/><text:tab/>public void setName(String name)</text:p>
      <text:p text:style-name="P2"><text:tab/><text:tab/>{</text:p>
      <text:p text:style-name="P2"><text:tab/><text:tab/><text:tab/>this.name = name;</text:p>
      <text:p text:style-name="P2"><text:tab/><text:tab/>} <text:s text:c="2"/></text:p>
      <text:p text:style-name="P2"><text:tab/>}<text:bookmark-end text:name="DDE_LINK12"/></text:p>
      <text:p text:style-name="P2"><text:soft-page-break/></text:p>
      <text:p text:style-name="P2"><text:tab/><text:span text:style-name="T5">FormView</text:span></text:p>
      <text:p text:style-name="P2"/>
      <text:p text:style-name="P2"><text:tab/>&lt;%@page contentType="text/html" pageEncoding="UTF-8"%&gt;</text:p>
      <text:p text:style-name="P2"><text:tab/>&lt;%@ taglib prefix="form" uri="http://www.springframework.org/tags/form" %&gt;</text:p>
      <text:p text:style-name="P2"><text:tab/>&lt;%@taglib prefix="spring" uri="http://www.springframework.org/tags" <text:s/>%&gt;</text:p>
      <text:p text:style-name="P2"/>
      <text:p text:style-name="P2"><text:tab/>&lt;html&gt;</text:p>
      <text:p text:style-name="P2"><text:tab/><text:tab/>&lt;head&gt;&lt;title&gt;JSP Page&lt;/title&gt;&lt;/head&gt;</text:p>
      <text:p text:style-name="P2"><text:tab/><text:tab/>&lt;body&gt;</text:p>
      <text:p text:style-name="P2"><text:tab/><text:tab/><text:tab/><text:span text:style-name="T6">&lt;form:form commandName="example2FormBean" method="post" name="frmExample2FormBean" id="frmExample2FormBean"&gt;</text:span></text:p>
      <text:p text:style-name="P2"><text:tab/><text:tab/><text:tab/><text:tab/>&lt;form:input path="name" id="txtAddress2"/&gt;</text:p>
      <text:p text:style-name="P2"><text:tab/><text:tab/><text:tab/>&lt;/form:form&gt;</text:p>
      <text:p text:style-name="P2"><text:tab/><text:tab/>&lt;/body&gt;</text:p>
      <text:p text:style-name="P2"><text:tab/>&lt;/html&gt;</text:p>
      <text:p text:style-name="P2"/>
      <text:p text:style-name="P1"><text:span text:style-name="T2"><text:tab/></text:span><text:span text:style-name="T4">Success View</text:span></text:p>
      <text:p text:style-name="P2"/>
      <text:p text:style-name="P2"><text:tab/>&lt;%@page contentType="text/html" pageEncoding="UTF-8"%&gt;</text:p>
      <text:p text:style-name="P2"><text:tab/>&lt;html&gt;</text:p>
      <text:p text:style-name="P2"><text:tab/><text:tab/>&lt;head&gt;&lt;title&gt;JSP Page&lt;/title&gt;&lt;/head&gt;</text:p>
      <text:p text:style-name="P2"><text:tab/><text:tab/>&lt;body&gt;</text:p>
      <text:p text:style-name="P2"><text:tab/><text:tab/><text:tab/>&lt;h1&gt;example2SuccessView&lt;/h1&gt;</text:p>
      <text:p text:style-name="P2"><text:tab/><text:tab/><text:tab/>${e2fb.name}</text:p>
      <text:p text:style-name="P2"><draw:custom-shape text:anchor-type="paragraph" draw:z-index="0" draw:style-name="gr1" draw:text-style-name="P11" svg:width="1.5543in" svg:height="0.3441in" svg:x="5.1091in" svg:y="0.0535in"><text:p text:style-name="P10"><text:span text:style-name="T2">Your Form Bean Class</text:span></text:p><draw:enhanced-geometry svg:viewBox="0 0 21600 21600" draw:text-areas="800 800 20800 20800" draw:type="round-rectangular-callout" draw:modifiers="-10689.0576150067 52345.16129032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<text:tab/>&lt;/body&gt;</text:p>
      <text:p text:style-name="P2"><text:tab/>&lt;/html&gt;</text:p>
      <text:p text:style-name="P2"/>
      <text:p text:style-name="P1"><draw:custom-shape text:anchor-type="paragraph" draw:z-index="1" draw:style-name="gr1" draw:text-style-name="P11" svg:width="1.5543in" svg:height="0.3441in" svg:x="5.1091in" svg:y="0.0535in"><text:p text:style-name="P10"><text:span text:style-name="T2">Command Name Used in </text:span></text:p><text:p text:style-name="P10"><text:span text:style-name="T2">Form View</text:span></text:p><draw:enhanced-geometry svg:viewBox="0 0 21600 21600" draw:text-areas="800 800 20800 20800" draw:type="round-rectangular-callout" draw:modifiers="-15136.4001786512 36319.354838709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bookmark-start text:name="DDE_LINK15"/><text:tab/><text:bookmark-start text:name="DDE_LINK10"/><text:span text:style-name="T4">Bean Entry</text:span><text:bookmark-end text:name="DDE_LINK15"/><text:bookmark-end text:name="DDE_LINK10"/></text:p>
      <text:p text:style-name="P2"/>
      <text:p text:style-name="P1"><text:span text:style-name="T2"><text:tab/></text:span><text:bookmark-start text:name="DDE_LINK7"/><text:span text:style-name="T2">&lt;bean name="example2Controller" class="com......Example2Controller"&gt; </text:span></text:p>
      <text:p text:style-name="P2"><draw:custom-shape text:anchor-type="paragraph" draw:z-index="2" draw:style-name="gr1" draw:text-style-name="P11" svg:width="1.563in" svg:height="0.3441in" svg:x="5.1091in" svg:y="0.0362in"><text:p text:style-name="P10"><text:span text:style-name="T2">JSP Page Name used to serve </text:span></text:p><text:p text:style-name="P10"><text:span text:style-name="T2">GET Request (Before Submit)</text:span></text:p><draw:enhanced-geometry svg:viewBox="0 0 21600 21600" draw:text-areas="800 800 20800 20800" draw:type="round-rectangular-callout" draw:modifiers="-18490.9817858729 17288.709677419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<text:tab/>&lt;property name="commandClass" value="com......Example2FormBean" /&gt; </text:p>
      <text:p text:style-name="P2"><text:tab/><text:tab/>&lt;property name="commandName" value="example2FormBean" /&gt; </text:p>
      <text:p text:style-name="P1"><text:span text:style-name="T2"><text:tab/><text:tab/>&lt;property name="formView" value="</text:span><text:bookmark-start text:name="DDE_LINK2"/><text:span text:style-name="T2">example2FormView</text:span><text:bookmark-end text:name="DDE_LINK2"/><text:span text:style-name="T2">" /&gt; </text:span></text:p>
      <text:p text:style-name="P2"><draw:custom-shape text:anchor-type="paragraph" draw:z-index="3" draw:style-name="gr1" draw:text-style-name="P11" svg:width="1.563in" svg:height="0.3441in" svg:x="5.1091in" svg:y="0.1083in"><text:p text:style-name="P10"><text:span text:style-name="T2">JSP Page Name used to serve </text:span></text:p><text:p text:style-name="P10"><text:span text:style-name="T2">POST Request (After Submit)</text:span></text:p><draw:enhanced-geometry svg:viewBox="0 0 21600 21600" draw:text-areas="800 800 20800 20800" draw:type="round-rectangular-callout" draw:modifiers="-15727.4100399822 -3222.58064516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<text:tab/>&lt;property name="successView" value="example2SuccessView" /&gt; </text:p>
      <text:p text:style-name="P2"><text:tab/>&lt;/bean&gt;<text:bookmark-end text:name="DDE_LINK7"/></text:p>
      <text:p text:style-name="P1"><text:span text:style-name="T4"/></text:p>
      <text:p text:style-name="P5">MultiActionController</text:p>
      <text:p text:style-name="P1"/>
      <text:p text:style-name="P1"><text:tab/>This controller normally used when there are multiple request associated with same module. Like before submit, after submit, ajax calls etc.</text:p>
      <text:p text:style-name="P1"/>
      <text:p text:style-name="P1"><text:tab/>To use this controller one must extends “MultiActionController” class.</text:p>
      <text:p text:style-name="P1"/>
      <text:p text:style-name="P1"><text:tab/>For Example :</text:p>
      <text:p text:style-name="P1"/>
      <text:p text:style-name="P1"><text:tab/><text:span text:style-name="T4">Controller</text:span></text:p>
      <text:p text:style-name="P1"/>
      <text:p text:style-name="P1"><text:tab/><text:span text:style-name="T2">public class Example3Controller extends MultiActionController</text:span></text:p>
      <text:p text:style-name="P2"><text:tab/>{</text:p>
      <text:p text:style-name="P2"><text:tab/><text:tab/><text:bookmark-start text:name="DDE_LINK11"/>public ModelAndView getExample3View(HttpServletRequest request, HttpServletResponse responce) throws Exception</text:p>
      <text:p text:style-name="P2"><text:tab/><text:tab/>{</text:p>
      <text:p text:style-name="P2"><text:tab/><text:tab/><text:tab/>ModelAndView mv = new ModelAndView();</text:p>
      <text:p text:style-name="P2"><text:tab/><text:tab/><text:tab/>mv.setViewName("Example3Menu");</text:p>
      <text:p text:style-name="P2"><text:tab/><text:tab/>}</text:p>
      <text:p text:style-name="P4"><text:bookmark-end text:name="DDE_LINK11"/><text:tab/><text:tab/>public ModelAndView getExample3ViewPost(HttpServletRequest request, HttpServletResponse responce,Example3FormBean ev3fb) throws Exception</text:p>
      <text:p text:style-name="P2"><text:tab/><text:tab/>{</text:p>
      <text:p text:style-name="P2"><text:tab/><text:tab/><text:tab/>ModelAndView mv = new ModelAndView();</text:p>
      <text:p text:style-name="P2"><text:tab/><text:tab/><text:tab/>mv.setViewName("Example3ViewPost");</text:p>
      <text:p text:style-name="P2"><text:tab/><text:tab/>}</text:p>
      <text:p text:style-name="P2"><text:tab/><text:tab/>public ModelAndView getExample3Ajax(HttpServletRequest request, HttpServletResponse responce) throws Exception</text:p>
      <text:p text:style-name="P2"><text:tab/><text:tab/>{</text:p>
      <text:p text:style-name="P2"><text:tab/><text:tab/><text:tab/>ModelAndView mv = new ModelAndView();</text:p>
      <text:p text:style-name="P2"><text:tab/><text:tab/><text:tab/>mv.setViewName("Example3Ajax");</text:p>
      <text:p text:style-name="P2"><text:tab/><text:tab/>}</text:p>
      <text:p text:style-name="P2"><text:tab/>}</text:p>
      <text:p text:style-name="P6"/>
      <text:p text:style-name="P1"><text:span text:style-name="T1"><text:tab/></text:span><text:span text:style-name="T4">Bean Entry</text:span></text:p>
      <text:p text:style-name="P1"><text:tab/></text:p>
      <text:p text:style-name="P2"><text:tab/>&lt;bean id = "methodNameResolver" class="org.springframework.web.servlet.mvc.multiaction.ParameterMethodNameResolver"&gt;</text:p>
      <text:p text:style-name="P2"><text:tab/><text:tab/>&lt;property name="paramName"&gt;</text:p>
      <text:p text:style-name="P2"><text:tab/><text:tab/><text:tab/>&lt;value&gt;cmdAction&lt;/value&gt;</text:p>
      <text:p text:style-name="P2"><text:tab/><text:tab/>&lt;/property&gt;</text:p>
      <text:p text:style-name="P2"><text:tab/>&lt;/bean&gt;</text:p>
      <text:p text:style-name="P2"/>
      <text:p text:style-name="P2"><text:tab/>&lt;bean id="example3Controller" class="com......Example3Controller"&gt;</text:p>
      <text:p text:style-name="P2"><text:soft-page-break/><text:tab/><text:tab/>&lt;property name="methodNameResolver"&gt;</text:p>
      <text:p text:style-name="P2"><text:tab/><text:tab/><text:tab/>&lt;ref bean="methodNameResolver"/&gt;</text:p>
      <text:p text:style-name="P2"><text:tab/><text:tab/>&lt;/property&gt;</text:p>
      <text:p text:style-name="P2"><text:tab/>&lt;/bean&gt;</text:p>
      <text:p text:style-name="P1"/>
      <text:p text:style-name="P7">Spring File Upload</text:p>
      <text:p text:style-name="P1"/>
      <text:p text:style-name="P1"><text:tab/>Example :</text:p>
      <text:p text:style-name="P1"/>
      <text:p text:style-name="P2"><text:span text:style-name="T3"><text:tab/></text:span><text:span text:style-name="T5">Controller</text:span></text:p>
      <text:p text:style-name="P1"/>
      <text:p text:style-name="P2"><text:span text:style-name="T3"><text:tab/></text:span>{</text:p>
      <text:p text:style-name="P2"><text:tab/><text:tab/>MultipartFile file1 = e3fb.getMyFile ();</text:p>
      <text:p text:style-name="P2"/>
      <text:p text:style-name="P2"><text:tab/><text:tab/>String dirName = “Destination Directory”;</text:p>
      <text:p text:style-name="P2"/>
      <text:p text:style-name="P2"><text:tab/><text:tab/>String fname = dirName + “Destination File Name”;</text:p>
      <text:p text:style-name="P2"/>
      <text:p text:style-name="P2"><text:tab/><text:tab/>String destiPath = <text:s/>dirName + “/” + fname</text:p>
      <text:p text:style-name="P2"/>
      <text:p text:style-name="P2"><text:tab/><text:tab/>File newfile = new File(destiPath);</text:p>
      <text:p text:style-name="P2"><text:tab/><text:tab/>file1.transferTo(newfile);</text:p>
      <text:p text:style-name="P2"/>
      <text:p text:style-name="P2"><text:tab/><text:tab/>return mv;</text:p>
      <text:p text:style-name="P2"><text:tab/>}</text:p>
      <text:p text:style-name="P1"/>
      <text:p text:style-name="P2"><text:span text:style-name="T3"><text:tab/></text:span><text:span text:style-name="T5">Form Bean</text:span></text:p>
      <text:p text:style-name="P2"/>
      <text:p text:style-name="P2"><text:tab/>public class Example4FormBean</text:p>
      <text:p text:style-name="P2"><text:tab/>{</text:p>
      <text:p text:style-name="P2"><text:tab/><text:tab/>private MultipartFile <text:bookmark-start text:name="DDE_LINK14"/>myFile<text:bookmark-end text:name="DDE_LINK14"/>;</text:p>
      <text:p text:style-name="P2"/>
      <text:p text:style-name="P2"><text:tab/><text:tab/>public MultipartFile get<text:bookmark-start text:name="DDE_LINK13"/>MyFile <text:bookmark-end text:name="DDE_LINK13"/>()</text:p>
      <text:p text:style-name="P2"><text:tab/><text:tab/>{</text:p>
      <text:p text:style-name="P2"><text:tab/><text:tab/><text:tab/>return myFile;</text:p>
      <text:p text:style-name="P2"><text:tab/><text:tab/>}</text:p>
      <text:p text:style-name="P2"><text:tab/><text:tab/>public void setMyFile (MultipartFile myFile)</text:p>
      <text:p text:style-name="P2"><text:tab/><text:tab/>{</text:p>
      <text:p text:style-name="P2"><text:tab/><text:tab/><text:tab/>this. myFile = myFile;</text:p>
      <text:p text:style-name="P2"><text:tab/><text:tab/>} <text:s text:c="2"/></text:p>
      <text:p text:style-name="P2"><text:tab/>}</text:p>
      <text:p text:style-name="P2"/>
      <text:p text:style-name="P2"><text:tab/><text:span text:style-name="T5">Bean Entry</text:span></text:p>
      <text:p text:style-name="P1"/>
      <text:p text:style-name="P2"><text:tab/>&lt;bean id="multipartResolver" class="org.springframework.web.multipart.commons.CommonsMultipartResolver" /&gt;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AAAAA+ArialMT" svg:font-family="BAAAAA+ArialMT"/>
    <style:font-face style:name="StarSymbol" svg:font-family="StarSymbol, 'Arial Unicode MS'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size="12pt" fo:language="en" fo:country="IN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Liberation Serif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9T04:46:23</meta:creation-date>
    <meta:editing-duration>PT580H02M28S</meta:editing-duration>
    <dc:date>2011-04-19T14:59:25</dc:date>
    <meta:generator>OpenOffice.org/3.1$Linux OpenOffice.org_project/310m19$Build-9420</meta:generator>
    <meta:editing-cycles>116</meta:editing-cycles>
    <meta:document-statistic meta:table-count="0" meta:image-count="0" meta:object-count="0" meta:page-count="3" meta:paragraph-count="140" meta:word-count="429" meta:character-count="4542"/>
    <meta:user-defined meta:name="Info 1"/>
    <meta:user-defined meta:name="Info 2"/>
    <meta:user-defined meta:name="Info 3"/>
    <meta:user-defined meta:name="Info 4"/>
  </office:meta>
</office:document-meta>
</file>